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4.233cm"/>
    </style:style>
    <style:style style:name="Tabela1.B" style:family="table-column">
      <style:table-column-properties style:column-width="12.77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4.366cm"/>
    </style:style>
    <style:style style:name="Tabela2.B" style:family="table-column">
      <style:table-column-properties style:column-width="6.35cm"/>
    </style:style>
    <style:style style:name="Tabela2.C" style:family="table-column">
      <style:table-column-properties style:column-width="6.297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orizontal_20_Line">
      <style:text-properties fo:font-size="12pt" style:font-size-asian="12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847cm" fo:margin-right="0cm" fo:line-height="150%" fo:text-align="end" style:justify-single-word="false" fo:text-indent="5.398cm" style:auto-text-indent="false"/>
    </style:style>
    <style:style style:name="P12" style:family="paragraph" style:parent-style-name="Table_20_Contents">
      <style:text-properties style:font-size-asian="10.5pt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4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5" style:family="paragraph" style:parent-style-name="Standard" style:list-style-name="L7"/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Heading_20_1">
      <style:paragraph-properties fo:text-align="start" style:justify-single-word="false"/>
    </style:style>
    <style:style style:name="P21" style:family="paragraph" style:parent-style-name="Heading_20_1">
      <style:paragraph-properties fo:text-align="start" style:justify-single-word="false"/>
      <style:text-properties fo:font-size="16pt" style:font-size-asian="16pt" style:font-size-complex="16p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fo:font-size="16pt" style:font-size-asian="16pt" style:font-size-complex="16pt"/>
    </style:style>
    <style:style style:name="P24" style:family="paragraph" style:parent-style-name="Table_20_Contents" style:list-style-name="L1"/>
    <style:style style:name="P25" style:family="paragraph" style:parent-style-name="Table_20_Contents" style:list-style-name="L1">
      <style:text-properties style:font-size-asian="10.5pt"/>
    </style:style>
    <style:style style:name="P26" style:family="paragraph" style:parent-style-name="Table_20_Contents" style:list-style-name="L2">
      <style:text-properties style:font-size-asian="10.5pt"/>
    </style:style>
    <style:style style:name="P27" style:family="paragraph" style:parent-style-name="Table_20_Contents" style:list-style-name="L3">
      <style:text-properties style:font-size-asian="10.5pt"/>
    </style:style>
    <style:style style:name="P28" style:family="paragraph" style:parent-style-name="Table_20_Contents" style:list-style-name="L4">
      <style:text-properties style:font-size-asian="10.5pt"/>
    </style:style>
    <style:style style:name="P29" style:family="paragraph" style:parent-style-name="Table_20_Contents" style:list-style-name="L5">
      <style:text-properties style:font-size-asian="10.5pt"/>
    </style:style>
    <style:style style:name="P30" style:family="paragraph" style:parent-style-name="Table_20_Contents" style:list-style-name="L6">
      <style:text-properties style:font-size-asian="10.5pt"/>
    </style:style>
    <style:style style:name="P31" style:family="paragraph" style:parent-style-name="Table_20_Contents" style:list-style-name="L2"/>
    <style:style style:name="P32" style:family="paragraph" style:parent-style-name="Table_20_Contents" style:list-style-name="L3"/>
    <style:style style:name="P33" style:family="paragraph" style:parent-style-name="Table_20_Contents" style:list-style-name="L4"/>
    <style:style style:name="P34" style:family="paragraph" style:parent-style-name="Table_20_Contents" style:list-style-name="L5"/>
    <style:style style:name="P35" style:family="paragraph" style:parent-style-name="Table_20_Contents" style:list-style-name="L6"/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Bibliography_20_1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ŚLĄSKA WYŻSZA SZKOŁA INFORMATYCZNO-MEDYCZNA</text:p>
      <text:p text:style-name="P7"/>
      <text:p text:style-name="P7"/>
      <text:p text:style-name="P7">WYDZIAŁ GRAFIKI I INFORMATYKI</text:p>
      <text:p text:style-name="P7">KIERUNEK: INFORMATYKA</text:p>
      <text:p text:style-name="P6"/>
      <text:p text:style-name="P6"/>
      <text:p text:style-name="P6"/>
      <text:p text:style-name="P6"/>
      <text:p text:style-name="P10">JAKUB KAPUŚCIK</text:p>
      <text:p text:style-name="P10">PORTAL AUKCYJNY DLA USŁUG IT</text:p>
      <text:p text:style-name="P10">- MODUŁ PROJEKTÓW</text:p>
      <text:p text:style-name="P9"/>
      <text:p text:style-name="P9"/>
      <text:p text:style-name="P6"/>
      <text:p text:style-name="P6"/>
      <text:p text:style-name="P6"/>
      <text:p text:style-name="P6"/>
      <text:p text:style-name="P11">Praca dyplomowa napisana pod kierunkiem </text:p>
      <text:p text:style-name="P11">Dr inż. Pawła Kasprowskiego</text:p>
      <text:p text:style-name="P8"><text:tab/><text:tab/><text:tab/><text:tab/><text:tab/>………………………………<text:line-break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HORZÓW 2011</text:p>
      <text:p text:style-name="P5"/>
      <text:table-of-content text:style-name="Sect1" text:protected="true" text:name="Spis treści1">
        <text:table-of-content-source text:outline-level="10" text:use-index-source-styles="true" text:relative-tab-stop-position="false">
          <text:index-title-template text:style-name="Contents_20_Heading">Spis treści</text:index-title-template>
          <text:table-of-content-entry-template text:outline-level="1" text:style-name="Contents_20_1"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4">
            <text:index-source-style text:style-name="Bibliography_20_Heading"/>
          </text:index-source-styles>
        </text:table-of-content-source>
        <text:index-body>
          <text:index-title text:style-name="Sect2" text:name="Spis treści1_Head">
            <text:p text:style-name="Contents_20_Heading"><text:soft-page-break/>Spis treści</text:p>
          </text:index-title>
          <text:p text:style-name="P22">1. Cel pracy<text:tab/>3</text:p>
          <text:p text:style-name="P22">2. Analiza wymagań<text:tab/>3</text:p>
          <text:p text:style-name="P36"><text:s/>2.1 Wymagania funkcjonalne<text:tab/>3</text:p>
          <text:p text:style-name="P36"><text:s/>2.2 Wymagania niefunkcjonalne<text:tab/>5</text:p>
          <text:p text:style-name="P36"><text:s/>2.3 Słownik<text:tab/>5</text:p>
          <text:p text:style-name="P22">3. Podobne rozwiązania<text:tab/>6</text:p>
          <text:p text:style-name="P36"><text:s/>3.1 Isido<text:tab/>7</text:p>
          <text:p text:style-name="P22">4. Użyte technologie<text:tab/>7</text:p>
          <text:p text:style-name="P36"><text:s/>4.1 Ruby<text:tab/>7</text:p>
          <text:p text:style-name="P36"><text:s/>4.2 Rails<text:tab/>7</text:p>
          <text:p text:style-name="P36"><text:s/>4.3 MySQL<text:tab/>7</text:p>
          <text:p text:style-name="P36"><text:s/>4.4 WEBrick<text:tab/>7</text:p>
          <text:p text:style-name="P22">5. Projekt modułu<text:tab/>7</text:p>
          <text:p text:style-name="P36"><text:s/>5.1 Przypadki użycia<text:tab/>7</text:p>
          <text:p text:style-name="P36"><text:s/>5.2 Schemat bazy danych<text:tab/>7</text:p>
          <text:p text:style-name="P36"><text:s/>5.3 Diagram klas<text:tab/>7</text:p>
          <text:p text:style-name="P22">6. Specyfikacja zewnętrzna<text:tab/>7</text:p>
          <text:p text:style-name="P36"><text:s/>6.1 Instalacja środowiska<text:tab/>7</text:p>
          <text:p text:style-name="P37"><text:s/>6.1.1 Platforma Windows<text:tab/>7</text:p>
          <text:p text:style-name="P37"><text:s/>6.1.2 Platforma Linux<text:tab/>7</text:p>
          <text:p text:style-name="P37"><text:s/>6.1.3 Konfiguracja<text:tab/>7</text:p>
          <text:p text:style-name="P36"><text:s/>6.2 Interfejs użytkownika<text:tab/>7</text:p>
          <text:p text:style-name="P37"><text:s/>6.2.1 Indeks projektów<text:tab/>7</text:p>
          <text:p text:style-name="P37"><text:s/>6.2.2 Informacje<text:tab/>8</text:p>
          <text:p text:style-name="P37"><text:s/>6.2.3 Zaproszenia<text:tab/>8</text:p>
          <text:p text:style-name="P37"><text:s/>6.2.4 Członkowie<text:tab/>8</text:p>
          <text:p text:style-name="P37"><text:s/>6.2.5 Zadania<text:tab/>8</text:p>
          <text:p text:style-name="P37"><text:s/>6.2.6 Pliki<text:tab/>8</text:p>
          <text:p text:style-name="P37"><text:s/>6.2.7 Forum<text:tab/>8</text:p>
          <text:p text:style-name="P22">7. Analiza wewnętrzna<text:tab/>8</text:p>
          <text:p text:style-name="P36"><text:s/>7.1 Struktura folderów<text:tab/>8</text:p>
          <text:p text:style-name="P36"><text:s/>7.2 Modele<text:tab/>8</text:p>
          <text:p text:style-name="P36"><text:s/>7.3 Controllery<text:tab/>8</text:p>
          <text:p text:style-name="P36"><text:s/>7.4 Helpery<text:tab/>8</text:p>
          <text:p text:style-name="P22">8. Podsumowanie<text:tab/>8</text:p>
          <text:p text:style-name="P22">Bibliografia<text:tab/>8</text:p>
        </text:index-body>
      </text:table-of-content>
      <text:p text:style-name="Standard"/>
      <text:p text:style-name="Standard"/>
      <text:h text:style-name="P20" text:outline-level="1"><text:soft-page-break/>Cel pracy</text:h>
      <text:h text:style-name="P20" text:outline-level="1">Analiza wymagań</text:h>
      <text:h text:style-name="Heading_20_2" text:outline-level="2">Wymagania funkcjonalne</text:h>
      <text:p text:style-name="Text_20_body">Moduł projektów pod względem funkcjonalność będzie dzielić się na siedem elementów przedstawionych w poniższej tabeli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Nazwa elementu</text:p>
          </table:table-cell>
          <table:table-cell table:style-name="Tabela1.B1" office:value-type="string">
            <text:p text:style-name="P13">Opis</text:p>
          </table:table-cell>
        </table:table-row>
        <table:table-row>
          <table:table-cell table:style-name="Tabela1.A2" office:value-type="string">
            <text:p text:style-name="P12">Indeks projektów</text:p>
          </table:table-cell>
          <table:table-cell table:style-name="Tabela1.B2" office:value-type="string">
            <text:p text:style-name="Table_20_Contents">Lista wszystkich projektów, w których bierze udział użytkownik wraz z podstawowymi informacjami o każdym projekcie.</text:p>
          </table:table-cell>
        </table:table-row>
        <table:table-row>
          <table:table-cell table:style-name="Tabela1.A2" office:value-type="string">
            <text:p text:style-name="P12">Informacje o projekcie</text:p>
          </table:table-cell>
          <table:table-cell table:style-name="Tabela1.B2" office:value-type="string">
            <text:p text:style-name="Table_20_Contents">Zestawienie najważniejszych informacji o projekcie.</text:p>
          </table:table-cell>
        </table:table-row>
        <table:table-row>
          <table:table-cell table:style-name="Tabela1.A2" office:value-type="string">
            <text:p text:style-name="P12">Zaproszenia</text:p>
          </table:table-cell>
          <table:table-cell table:style-name="Tabela1.B2" office:value-type="string">
            <text:p text:style-name="P12">Lista zaproszeń wysłanych innym użytkownikom portalu.</text:p>
          </table:table-cell>
        </table:table-row>
        <table:table-row>
          <table:table-cell table:style-name="Tabela1.A2" office:value-type="string">
            <text:p text:style-name="P12">Członkowie projektu</text:p>
          </table:table-cell>
          <table:table-cell table:style-name="Tabela1.B2" office:value-type="string">
            <text:p text:style-name="P12">Lista wszystkich użytkowników biorących udział w danym projekcie.</text:p>
          </table:table-cell>
        </table:table-row>
        <table:table-row>
          <table:table-cell table:style-name="Tabela1.A2" office:value-type="string">
            <text:p text:style-name="P12">Zadania</text:p>
          </table:table-cell>
          <table:table-cell table:style-name="Tabela1.B2" office:value-type="string">
            <text:p text:style-name="P12">Lista zadań dostępnych projekcie.</text:p>
          </table:table-cell>
        </table:table-row>
        <table:table-row>
          <table:table-cell table:style-name="Tabela1.A2" office:value-type="string">
            <text:p text:style-name="P12">Pliki</text:p>
          </table:table-cell>
          <table:table-cell table:style-name="Tabela1.B2" office:value-type="string">
            <text:p text:style-name="P12">Lista plików należących do projektu.</text:p>
          </table:table-cell>
        </table:table-row>
        <table:table-row>
          <table:table-cell table:style-name="Tabela1.A2" office:value-type="string">
            <text:p text:style-name="P12">Forum</text:p>
          </table:table-cell>
          <table:table-cell table:style-name="Tabela1.B2" office:value-type="string">
            <text:p text:style-name="P12">Forum projektu</text:p>
          </table:table-cell>
        </table:table-row>
      </table:table>
      <text:p text:style-name="Table">Tabela <text:sequence text:ref-name="refTable0" text:name="Table" text:formula="ooow:Table+1" style:num-format="1">1</text:sequence>: Elementy modułu projektów.</text:p>
      <text:p text:style-name="Text_20_body"/>
      <text:p text:style-name="Text_20_body">Funkcjonalność oferowana przez każdy element uzależniona jest od roli użytkownika w projekcie. W projekcie wyróżniamy dwie główne role Gościa oraz Moderatora.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table:number-rows-spanned="2" office:value-type="string">
            <text:p text:style-name="P13">Nazwa</text:p>
            <text:p text:style-name="P13">elementu</text:p>
          </table:table-cell>
          <table:table-cell table:style-name="Tabela2.B1" table:number-columns-spanned="2" office:value-type="string">
            <text:p text:style-name="P13">Oferowana funkcjonalność dla</text:p>
          </table:table-cell>
          <table:covered-table-cell/>
        </table:table-row>
        <table:table-row>
          <table:covered-table-cell/>
          <table:table-cell table:style-name="Tabela2.B2" office:value-type="string">
            <text:p text:style-name="P13">Gościa</text:p>
          </table:table-cell>
          <table:table-cell table:style-name="Tabela2.C2" office:value-type="string">
            <text:p text:style-name="P13">Moderatora</text:p>
          </table:table-cell>
        </table:table-row>
        <table:table-row>
          <table:table-cell table:style-name="Tabela2.B2" office:value-type="string">
            <text:p text:style-name="P12">Informacje o projekcie</text:p>
          </table:table-cell>
          <table:table-cell table:style-name="Tabela2.B2" office:value-type="string">
            <text:list xml:id="list1735173230" text:style-name="L1">
              <text:list-item>
                <text:p text:style-name="P24">Wyświetlanie szczegółowych informacji o projekcie</text:p>
              </text:list-item>
            </text:list>
          </table:table-cell>
          <table:table-cell table:style-name="Tabela2.C2" office:value-type="string">
            <text:list xml:id="list996477157" text:continue-numbering="true" text:style-name="L1">
              <text:list-item>
                <text:p text:style-name="P25">Wyświetlanie szczegółowych informacji o projekcie</text:p>
              </text:list-item>
              <text:list-item>
                <text:p text:style-name="P25">Edycja opisu projektu</text:p>
              </text:list-item>
            </text:list>
          </table:table-cell>
        </table:table-row>
        <table:table-row>
          <table:table-cell table:style-name="Tabela2.B2" office:value-type="string">
            <text:p text:style-name="P12">Zaproszenia</text:p>
          </table:table-cell>
          <table:table-cell table:style-name="Tabela2.B2" office:value-type="string">
            <text:list xml:id="list668482222" text:style-name="L2">
              <text:list-item>
                <text:p text:style-name="P31">Wyświetlanie listy użytkowników zaproszonych do projektu</text:p>
              </text:list-item>
            </text:list>
          </table:table-cell>
          <table:table-cell table:style-name="Tabela2.C2" office:value-type="string">
            <text:list xml:id="list722153735" text:continue-numbering="true" text:style-name="L2">
              <text:list-item>
                <text:p text:style-name="P26">Wyświetlanie listy użytkowników zaproszonych do projektu</text:p>
              </text:list-item>
              <text:list-item>
                <text:p text:style-name="P26">Wysyłanie zaproszeń.</text:p>
              </text:list-item>
              <text:list-item>
                <text:p text:style-name="P26">Anulowanie wysłanych zaproszeń.</text:p>
              </text:list-item>
              <text:list-item>
                <text:p text:style-name="P26">Usuwanie zaproszeń.</text:p>
              </text:list-item>
            </text:list>
          </table:table-cell>
        </table:table-row>
        <table:table-row>
          <table:table-cell table:style-name="Tabela2.B2" office:value-type="string">
            <text:p text:style-name="P12">Członkowie projektu</text:p>
          </table:table-cell>
          <table:table-cell table:style-name="Tabela2.B2" office:value-type="string">
            <text:list xml:id="list579260679" text:style-name="L3">
              <text:list-item>
                <text:p text:style-name="P32">Wyświetlanie listy użytkowników projektu wraz z rolą w projekcie.</text:p>
              </text:list-item>
            </text:list>
          </table:table-cell>
          <table:table-cell table:style-name="Tabela2.C2" office:value-type="string">
            <text:list xml:id="list297483507" text:continue-numbering="true" text:style-name="L3">
              <text:list-item>
                <text:p text:style-name="P27">Wyświetlanie listy użytkowników projektu wraz z rolą w projekcie.</text:p>
              </text:list-item>
              <text:list-item>
                <text:p text:style-name="P27">Edycja roli użytkownika.</text:p>
              </text:list-item>
              <text:list-item>
                <text:p text:style-name="P27">Wydalenie użytkownika z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2">Zadania</text:p>
          </table:table-cell>
          <table:table-cell table:style-name="Tabela2.B2" office:value-type="string">
            <text:list xml:id="list1254943105" text:style-name="L4">
              <text:list-item>
                <text:p text:style-name="P33">Wyświetlanie listy dostępnych zadań w projekcie.</text:p>
              </text:list-item>
              <text:list-item>
                <text:p text:style-name="P33">Pobranie wolnego zadania do wykonania</text:p>
              </text:list-item>
              <text:list-item>
                <text:p text:style-name="P33">Zwrócenie pobranego zadania do puli wolnych zadań</text:p>
              </text:list-item>
            </text:list>
          </table:table-cell>
          <table:table-cell table:style-name="Tabela2.C2" office:value-type="string">
            <text:list xml:id="list311439472" text:continue-numbering="true" text:style-name="L4">
              <text:list-item>
                <text:p text:style-name="P28">Wyświetlanie listy dostępnych zadań w projekcie.</text:p>
              </text:list-item>
              <text:list-item>
                <text:p text:style-name="P28">Akceptacja wykonanego zadania.</text:p>
              </text:list-item>
              <text:list-item>
                <text:p text:style-name="P28">Dodawanie zadań.</text:p>
              </text:list-item>
              <text:list-item>
                <text:p text:style-name="P28">Edycja zadań.</text:p>
              </text:list-item>
              <text:list-item>
                <text:p text:style-name="P28">Usuwanie zadań.</text:p>
              </text:list-item>
            </text:list>
          </table:table-cell>
        </table:table-row>
        <table:table-row>
          <table:table-cell table:style-name="Tabela2.B2" office:value-type="string">
            <text:p text:style-name="P12">Pliki</text:p>
          </table:table-cell>
          <table:table-cell table:style-name="Tabela2.B2" office:value-type="string">
            <text:list xml:id="list534576415" text:style-name="L5">
              <text:list-item>
                <text:p text:style-name="P34">Wyświetlanie listy plików.</text:p>
              </text:list-item>
              <text:list-item>
                <text:p text:style-name="P34">Pobieranie plików.</text:p>
              </text:list-item>
            </text:list>
          </table:table-cell>
          <table:table-cell table:style-name="Tabela2.C2" office:value-type="string">
            <text:list xml:id="list2129421667" text:continue-numbering="true" text:style-name="L5">
              <text:list-item>
                <text:p text:style-name="P34">Wyświetlanie listy plików.</text:p>
              </text:list-item>
              <text:list-item>
                <text:p text:style-name="P29">Pobieranie plików.</text:p>
              </text:list-item>
              <text:list-item>
                <text:p text:style-name="P29">Dodawanie plików.</text:p>
              </text:list-item>
              <text:list-item>
                <text:p text:style-name="P29">Usuwanie plików.</text:p>
              </text:list-item>
              <text:list-item>
                <text:p text:style-name="P29">Edycja opisu pliku.</text:p>
              </text:list-item>
            </text:list>
          </table:table-cell>
        </table:table-row>
        <table:table-row>
          <table:table-cell table:style-name="Tabela2.B2" office:value-type="string">
            <text:p text:style-name="P12">Forum</text:p>
          </table:table-cell>
          <table:table-cell table:style-name="Tabela2.B2" office:value-type="string">
            <text:list xml:id="list752834578" text:style-name="L6">
              <text:list-item>
                <text:p text:style-name="P35">Wyświetlanie tematów i postów.</text:p>
              </text:list-item>
              <text:list-item>
                <text:p text:style-name="P35">Tworzenie tematów.</text:p>
              </text:list-item>
              <text:list-item>
                <text:p text:style-name="P35">Edycja tematów stworzonych przez siebie</text:p>
              </text:list-item>
              <text:list-item>
                <text:p text:style-name="P35">Dodawanie postów.</text:p>
              </text:list-item>
              <text:list-item>
                <text:p text:style-name="P35"><text:soft-page-break/>Edycja dodanych przez siebie postów.</text:p>
              </text:list-item>
            </text:list>
          </table:table-cell>
          <table:table-cell table:style-name="Tabela2.C2" office:value-type="string">
            <text:list xml:id="list877048405" text:continue-numbering="true" text:style-name="L6">
              <text:list-item>
                <text:p text:style-name="P35">Wyświetlanie tematów i postów.</text:p>
              </text:list-item>
              <text:list-item>
                <text:p text:style-name="P30">Tworzenie tematów.</text:p>
              </text:list-item>
              <text:list-item>
                <text:p text:style-name="P30">Edycja tematów.</text:p>
              </text:list-item>
              <text:list-item>
                <text:p text:style-name="P30">Usuwanie tematów.</text:p>
              </text:list-item>
              <text:list-item>
                <text:p text:style-name="P30">Dodawanie postów.</text:p>
              </text:list-item>
              <text:list-item>
                <text:p text:style-name="P30"><text:soft-page-break/>Edycja postów.</text:p>
              </text:list-item>
              <text:list-item>
                <text:p text:style-name="P30">Usuwanie postów.</text:p>
              </text:list-item>
            </text:list>
          </table:table-cell>
        </table:table-row>
      </table:table>
      <text:p text:style-name="Table">Tabela <text:sequence text:ref-name="refTable1" text:name="Table" text:formula="ooow:Table+1" style:num-format="1">2</text:sequence>: Funkcjonalność elementów modułu projektów.</text:p>
      <text:p text:style-name="Text_20_body"/>
      <text:p text:style-name="Text_20_body">Element indeksu projektów został pominięty w tabeli ze względu na to że oferuje jedynie wyświetlanie projektów, w których bierze udział użytkownik.</text:p>
      <text:h text:style-name="Heading_20_2" text:outline-level="2">Wymagania niefunkcjonalne</text:h>
      <text:list xml:id="list1535682055" text:style-name="L7">
        <text:list-item>
          <text:p text:style-name="P17"><text:span text:style-name="T1">Dostępność</text:span> – moduł powinien być wykonany w postaci strony internetowej pozwalającej na dostęp do pełnej funkcjonalności z poziomu przeglądarki internetowej. Użyte technologie powinny być darmowe, ogólnodostępne oraz łatwe we wdrożeniu.</text:p>
        </text:list-item>
        <text:list-item>
          <text:p text:style-name="P17"><text:span text:style-name="T1">Modularność</text:span> – praca powinna zostać wykonana jako niezależny moduł. Moduł ten powinien być łatwy do wdrożenia jako część strony internetowej. Budowa powinna również ułatwiać dalsze rozwijanie funkcjonalności modułu.</text:p>
        </text:list-item>
        <text:list-item>
          <text:p text:style-name="P15"><text:span text:style-name="T1">Wieloplatformowość</text:span> – technologie, o które aplikacja zostanie oparta powinny być dostępne na największych platformach systemowych takich jak: Microsoft Windows, Linux czy Mac OS X. Pozwoli to na uruchomienie środowiska aplikacji na zdecydowanej większości komputerów.</text:p>
        </text:list-item>
      </text:list>
      <text:h text:style-name="Heading_20_2" text:outline-level="2">Słownik</text:h>
      <text:list xml:id="list493432366" text:style-name="L8">
        <text:list-item>
          <text:p text:style-name="P18">Użytkownik – osoba zarejestrowana w serwisie.</text:p>
        </text:list-item>
        <text:list-item>
          <text:p text:style-name="P18">Członek projektu – użytkownik, który zaakceptował zaproszenie do projektu.</text:p>
        </text:list-item>
        <text:list-item>
          <text:p text:style-name="P18">Rola – schemat uprawnień użytkownika w projekcie.</text:p>
        </text:list-item>
        <text:list-item>
          <text:p text:style-name="P18">Gość – członek projektu nieposiadający uprawnień do edycji.</text:p>
        </text:list-item>
        <text:list-item>
          <text:p text:style-name="P18">Moderator – członek projektu posiadający uprawnienia do edycji w jednej/wielu częściach projektu.</text:p>
        </text:list-item>
        <text:list-item>
          <text:p text:style-name="P18">Zaproszenie – prywatna wiadomość w serwisie informująca o możliwości dołączenia do projektu z proponowaną rolą.</text:p>
        </text:list-item>
        <text:list-item>
          <text:p text:style-name="P18"><text:soft-page-break/>Zadanie – opisuje funkcjonalność do zrealizowania. Każde zadanie może być realizowane tylko przez jednego członka projektu.</text:p>
        </text:list-item>
      </text:list>
      <text:h text:style-name="P21" text:outline-level="1">Podobne rozwiązania</text:h>
      <text:list xml:id="list1765611097" text:style-name="L9">
        <text:list-item>
          <text:p text:style-name="P19">Basecamp <text:bibliography-mark text:identifier="Basecamp" text:bibliography-type="www" text:address="" text:annote="" text:author="" text:booktitle="" text:chapter="" text:edition="" text:editor="" text:howpublished="" text:institution="" text:journal="" text:month="" text:note="" text:number="" text:organizations="" text:pages="" text:publisher="" text:school="" text:series="" text:title="Basecamp" text:report-type="" text:volume="" text:year="2011" text:url="http://basecamphq.com/" text:custom1="" text:custom2="" text:custom3="" text:custom4="" text:custom5="" text:isbn="">[1]</text:bibliography-mark></text:p>
        </text:list-item>
      </text:list>
      <text:h text:style-name="P23" text:outline-level="2"><text:soft-page-break/>Isido</text:h>
      <text:h text:style-name="P21" text:outline-level="1">Użyte technologie</text:h>
      <text:h text:style-name="Heading_20_2" text:outline-level="2">Ruby</text:h>
      <text:h text:style-name="Heading_20_2" text:outline-level="2">Rails</text:h>
      <text:h text:style-name="Heading_20_2" text:outline-level="2">MySQL</text:h>
      <text:h text:style-name="Heading_20_2" text:outline-level="2">WEBrick</text:h>
      <text:h text:style-name="P20" text:outline-level="1">Projekt modułu</text:h>
      <text:h text:style-name="Heading_20_2" text:outline-level="2">Przypadki użycia</text:h>
      <text:h text:style-name="Heading_20_2" text:outline-level="2">Schemat bazy danych</text:h>
      <text:h text:style-name="Heading_20_2" text:outline-level="2">Diagram klas</text:h>
      <text:h text:style-name="P20" text:outline-level="1">Specyfikacja zewnętrzna</text:h>
      <text:h text:style-name="Heading_20_2" text:outline-level="2">Instalacja środowiska</text:h>
      <text:h text:style-name="Heading_20_3" text:outline-level="3">Platforma Windows</text:h>
      <text:h text:style-name="Heading_20_3" text:outline-level="3">Platforma Linux</text:h>
      <text:h text:style-name="Heading_20_3" text:outline-level="3">Konfiguracja</text:h>
      <text:h text:style-name="Heading_20_2" text:outline-level="2">Interfejs użytkownika</text:h>
      <text:h text:style-name="Heading_20_3" text:outline-level="3">Indeks projektów</text:h>
      <text:h text:style-name="Heading_20_3" text:outline-level="3"><text:soft-page-break/>Informacje</text:h>
      <text:h text:style-name="Heading_20_3" text:outline-level="3">Zaproszenia</text:h>
      <text:h text:style-name="Heading_20_3" text:outline-level="3">Członkowie</text:h>
      <text:h text:style-name="Heading_20_3" text:outline-level="3">Zadania</text:h>
      <text:h text:style-name="Heading_20_3" text:outline-level="3">Pliki</text:h>
      <text:h text:style-name="Heading_20_3" text:outline-level="3">Forum</text:h>
      <text:h text:style-name="P20" text:outline-level="1">Analiza wewnętrzna</text:h>
      <text:h text:style-name="Heading_20_2" text:outline-level="2">Struktura folderów</text:h>
      <text:h text:style-name="Heading_20_2" text:outline-level="2">Modele</text:h>
      <text:h text:style-name="Heading_20_2" text:outline-level="2">Controllery</text:h>
      <text:h text:style-name="Heading_20_2" text:outline-level="2">Helpery</text:h>
      <text:h text:style-name="P20" text:outline-level="1">Podsumowanie</text:h>
      <text:bibliography text:style-name="Sect2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fia1_Head">
            <text:p text:style-name="Bibliography_20_Heading">Bibliografia</text:p>
          </text:index-title>
          <text:p text:style-name="P38">1: Basecamp, http://basecamphq.com/</text:p>
        </text:index-body>
      </text:bibliography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indent="0cm" style:auto-text-indent="true"/>
      <style:text-properties fo:letter-spacing="normal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0.76cm" fo:margin-right="0cm" fo:text-indent="-0.76cm" style:auto-text-indent="false" style:page-number="auto" style:vertical-align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orizontal_20_Line">
      <style:text-properties fo:font-size="12pt" style:font-size-asian="12pt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ortal aukcyjny – moduł projektów<text:span text:style-name="MT1"> | </text:span>2011</text:p>
        <text:p text:style-name="MP2"/>
      </style:header>
      <style:footer>
        <text:p text:style-name="MP3"/>
        <text:p text:style-name="Horizontal_20_Line"/>
        <text:p text:style-name="MP4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Kapuścik</meta:initial-creator>
    <meta:creation-date>2011-05-03T15:22:40</meta:creation-date>
    <dc:date>2011-05-09T18:21:26</dc:date>
    <dc:creator>Jakub Kapuścik</dc:creator>
    <meta:editing-duration>PT9H23M50S</meta:editing-duration>
    <meta:editing-cycles>41</meta:editing-cycles>
    <meta:generator>LibreOffice/3.3$Unix LibreOffice_project/330m19$Build-202</meta:generator>
    <meta:document-statistic meta:table-count="2" meta:image-count="0" meta:object-count="0" meta:page-count="8" meta:paragraph-count="168" meta:word-count="762" meta:character-count="5288"/>
  </office:meta>
</office:document-meta>
</file>